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790000515300003FD52A3BDF03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0.818cm" svg:height="16.34cm" svg:x="3.649cm" svg:y="2.382cm">
          <draw:image xlink:href="Pictures/200000790000515300003FD52A3BDF03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7-29T15:47:29</meta:creation-date>
    <dc:date>2009-08-22T11:07:57</dc:date>
    <dc:language>en-US</dc:language>
    <meta:editing-cycles>9</meta:editing-cycles>
    <meta:editing-duration>PT13M4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